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style:font-name="Arial" fo:font-size="18pt" officeooo:rsid="001ecfd7" officeooo:paragraph-rsid="001ecfd7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Arial" fo:font-size="14pt" style:rfc-language-tag="sr-Latn-RS" fo:language="sr" fo:script="Latn" fo:country="RS" officeooo:rsid="001ecfd7" officeooo:paragraph-rsid="001ecfd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Arial" fo:font-size="14pt" style:rfc-language-tag="sr-Latn-RS" fo:language="sr" fo:script="Latn" fo:country="RS" fo:font-weight="normal" officeooo:rsid="001ecfd7" officeooo:paragraph-rsid="001ecfd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officeooo:rsid="001ecfd7" officeooo:paragraph-rsid="001ecfd7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officeooo:rsid="001ecfd7" officeooo:paragraph-rsid="001ecfd7" style:font-size-asian="9.60000038146973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officeooo:rsid="001ecfd7" officeooo:paragraph-rsid="001ecfd7" style:font-size-asian="9.60000038146973pt" style:font-size-complex="11pt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bold" officeooo:rsid="001ecfd7" officeooo:paragraph-rsid="001ecfd7" style:font-size-asian="9.60000038146973pt" style:font-weight-asian="bold" style:font-size-complex="11pt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bold" officeooo:rsid="001ecfd7" officeooo:paragraph-rsid="001ecfd7" style:font-size-asian="9.60000038146973pt" style:font-weight-asian="bold" style:font-size-complex="11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2232a8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2232a8" officeooo:paragraph-rsid="002232a8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2232a8" officeooo:paragraph-rsid="002232a8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2232a8" officeooo:paragraph-rsid="002232a8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color="#000000" loext:opacity="100%" style:font-name="Arial" fo:font-size="11pt" fo:language="en" fo:country="U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1pt" fo:language="en" fo:country="US" fo:font-weight="normal" officeooo:rsid="002232a8" officeooo:paragraph-rsid="002232a8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4">
      <style:text-properties officeooo:paragraph-rsid="001ecfd7"/>
    </style:style>
    <style:style style:name="P21" style:family="paragraph" style:parent-style-name="Standard" style:list-style-name="L4">
      <style:text-properties fo:font-weight="bold" officeooo:rsid="001ecfd7" officeooo:paragraph-rsid="001ecfd7" style:font-weight-asian="bold" style:font-weight-complex="bold"/>
    </style:style>
    <style:style style:name="P22" style:family="paragraph" style:parent-style-name="Standard">
      <style:text-properties fo:font-weight="bold" officeooo:rsid="001ecfd7" officeooo:paragraph-rsid="001ecfd7" style:font-weight-asian="bold" style:font-weight-complex="bold"/>
    </style:style>
    <style:style style:name="P23" style:family="paragraph" style:parent-style-name="Standard" style:list-style-name="L4">
      <style:text-properties fo:font-weight="normal" officeooo:rsid="001ecfd7" officeooo:paragraph-rsid="001ecfd7" style:font-weight-asian="normal" style:font-weight-complex="normal"/>
    </style:style>
    <style:style style:name="P24" style:family="paragraph" style:parent-style-name="Standard">
      <style:text-properties fo:font-weight="normal" officeooo:rsid="001ecfd7" officeooo:paragraph-rsid="001ecfd7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2232a8" officeooo:paragraph-rsid="002232a8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3465a4" loext:opacity="100%" style:font-name="Arial" fo:font-size="18pt" officeooo:rsid="001ecfd7" officeooo:paragraph-rsid="001ecfd7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fo:color="#3465a4" loext:opacity="100%" style:font-name="Arial" fo:font-size="18pt" officeooo:rsid="002232a8" officeooo:paragraph-rsid="002232a8" style:font-size-asian="18pt" style:font-size-complex="18pt"/>
    </style:style>
    <style:style style:name="P28" style:family="paragraph" style:parent-style-name="Standard" style:list-style-name="L4">
      <style:text-properties officeooo:rsid="002232a8" officeooo:paragraph-rsid="002232a8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style:rfc-language-tag="sr-Latn-RS" fo:language="sr" fo:script="Latn" fo:country="RS" style:font-size-asian="11pt" style:font-size-complex="11pt"/>
    </style:style>
    <style:style style:name="T4" style:family="text">
      <style:text-properties style:font-name="Arial" fo:font-size="11pt" style:rfc-language-tag="sr-Latn-RS" fo:language="sr" fo:script="Latn" fo:country="RS" officeooo:rsid="001ecfd7" style:font-size-asian="11pt" style:font-size-complex="11pt"/>
    </style:style>
    <style:style style:name="T5" style:family="text">
      <style:text-properties style:font-name="Arial" fo:font-size="11pt" style:rfc-language-tag="sr-Latn-RS" fo:language="sr" fo:script="Latn" fo:country="RS" officeooo:rsid="00210c24" style:font-size-asian="11pt" style:font-size-complex="11pt"/>
    </style:style>
    <style:style style:name="T6" style:family="text">
      <style:text-properties style:font-name="Arial" fo:font-size="11pt" style:rfc-language-tag="sr-Latn-RS" fo:language="sr" fo:script="Latn" fo:country="RS" officeooo:rsid="002232a8" style:font-size-asian="11pt" style:font-size-complex="11pt"/>
    </style:style>
    <style:style style:name="T7" style:family="text">
      <style:text-properties style:font-name="Arial" fo:font-size="11pt" style:rfc-language-tag="sr-Latn-RS" fo:language="sr" fo:script="Latn" fo:country="RS" fo:font-weight="normal" style:font-size-asian="11pt" style:font-weight-asian="normal" style:font-size-complex="11pt" style:font-weight-complex="normal"/>
    </style:style>
    <style:style style:name="T8" style:family="text">
      <style:text-properties style:font-name="Arial" fo:font-size="11pt" style:rfc-language-tag="sr-Latn-RS" fo:language="sr" fo:script="Latn" fo:country="RS" fo:font-weight="normal" officeooo:rsid="002198af" style:font-size-asian="11pt" style:font-weight-asian="normal" style:font-size-complex="11pt" style:font-weight-complex="normal"/>
    </style:style>
    <style:style style:name="T9" style:family="text">
      <style:text-properties style:font-name="Arial" fo:font-size="11pt" style:rfc-language-tag="sr-Latn-RS" fo:language="sr" fo:script="Latn" fo:country="RS" fo:font-weight="normal" officeooo:rsid="002232a8" style:font-size-asian="11pt" style:font-weight-asian="normal" style:font-size-complex="11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232a8"/>
    </style:style>
    <style:style style:name="T13" style:family="text">
      <style:text-properties officeooo:rsid="002198af"/>
    </style:style>
    <style:style style:name="T14" style:family="text">
      <style:text-properties officeooo:rsid="002232a8"/>
    </style:style>
    <style:style style:name="T15" style:family="text">
      <style:text-properties officeooo:rsid="00238a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likaciju za podr<text:span text:style-name="T1">šku rada železnica</text:span></text:p>
      <text:p text:style-name="P27">u realnom vremenu</text:p>
      <text:p text:style-name="P1"/>
      <text:p text:style-name="P2">Svrha aplikacije:</text:p>
      <text:list text:style-name="L1">
        <text:list-item>
          <text:p text:style-name="P6">Sistem će omogućiti korisnici da vide raspored polazaka vozova i da kupe karte</text:p>
        </text:list-item>
        <text:list-item>
          <text:p text:style-name="P6">Sistem će omogućiti lakše i brže organizovanje železničkog saobraćaja i smanjiti gužve na šalterima</text:p>
        </text:list-item>
        <text:list-item>
          <text:p text:style-name="P6">Službenici će putem aplikacije moći da organizuju linije</text:p>
        </text:list-item>
      </text:list>
      <text:p text:style-name="P4"/>
      <text:p text:style-name="P2">Korisnici sistema:</text:p>
      <text:list text:style-name="L2">
        <text:list-item>
          <text:p text:style-name="P7">Neregistrovani korisnici</text:p>
        </text:list-item>
        <text:list-item>
          <text:p text:style-name="P7">Registrovani korisnici(Regular user)</text:p>
        </text:list-item>
        <text:list-item>
          <text:p text:style-name="P7">Službenik(Admin)</text:p>
        </text:list-item>
      </text:list>
      <text:p text:style-name="P4"/>
      <text:p text:style-name="P2">Funkcionalni zahtevi:</text:p>
      <text:list xml:id="list1844416728" text:style-name="L3">
        <text:list-item>
          <text:p text:style-name="P8">Neregistrovani korisnici</text:p>
          <text:list>
            <text:list-item>
              <text:p text:style-name="P10">Mogu da pretražuju polaske vozova po datumu i <text:span text:style-name="T14">tipu</text:span> voza</text:p>
            </text:list-item>
            <text:list-item>
              <text:p text:style-name="P10">Osim pretrage neregistrovani korisnici mogu još samo da kreiraju nalog</text:p>
            </text:list-item>
          </text:list>
        </text:list-item>
      </text:list>
      <text:p text:style-name="P5"/>
      <text:list xml:id="list164624838917443" text:continue-numbering="true" text:style-name="L3">
        <text:list-item>
          <text:p text:style-name="P8">Registrovani korisnici(Regular user)</text:p>
          <text:list>
            <text:list-item>
              <text:p text:style-name="P10">Mogu da se uloguju na aplikaciju na standardan način ili putem Google-a/<text:span text:style-name="T14">Microsoft-a</text:span></text:p>
            </text:list-item>
            <text:list-item>
              <text:p text:style-name="P10">Mogu da kupuju tokene putem PayPal-a (in-app valuta pomoću koje se kupuju karte) </text:p>
            </text:list-item>
            <text:list-item>
              <text:p text:style-name="P15">Imaju pregled svojih transakcija</text:p>
            </text:list-item>
            <text:list-item>
              <text:p text:style-name="P10">Vrše pretrage polazaka vozova na osnovu različitih kriterijuma i odabranog vremena</text:p>
            </text:list-item>
            <text:list-item>
              <text:p text:style-name="P10">Vrše pregled stanica na mapi</text:p>
            </text:list-item>
            <text:list-item>
              <text:p text:style-name="P15">Dodaju više putnika prilikom kupovine karte</text:p>
            </text:list-item>
            <text:list-item>
              <text:p text:style-name="P19">Ure<text:span text:style-name="T1">đuje svoj profil i menja lozinku</text:span></text:p>
            </text:list-item>
            <text:list-item>
              <text:p text:style-name="P15">Vrše pregled notifikacija</text:p>
            </text:list-item>
          </text:list>
        </text:list-item>
      </text:list>
      <text:p text:style-name="P5"/>
      <text:list xml:id="list164624179218951" text:continue-numbering="true" text:style-name="L3">
        <text:list-item>
          <text:p text:style-name="P8">Službenici(Admin)</text:p>
          <text:list>
            <text:list-item>
              <text:p text:style-name="P11">Vrše pretrage polazaka vozova na osnovu različitih kriterijuma i odabranog vremena</text:p>
            </text:list-item>
            <text:list-item>
              <text:p text:style-name="P10">Kreira nove <text:span text:style-name="T14">polaske vozova</text:span></text:p>
            </text:list-item>
            <text:list-item>
              <text:p text:style-name="P15">Uređuje svoj profil i menja lozinku</text:p>
            </text:list-item>
            <text:list-item>
              <text:p text:style-name="P15">Vrše pregled notifikacija</text:p>
            </text:list-item>
          </text:list>
        </text:list-item>
      </text:list>
      <text:p text:style-name="P5"/>
      <text:p text:style-name="P3">Dodatni opis određenih funkcionalnih zahteva:</text:p>
      <text:list xml:id="list4113782142" text:style-name="L4">
        <text:list-item>
          <text:p text:style-name="P9">Prijava i registracija</text:p>
          <text:list>
            <text:list-item>
              <text:p text:style-name="P12">Korisnici se mogu prijaviti na sistem na standardan način ili putem Google-a/<text:span text:style-name="T12">Microsoft-a</text:span></text:p>
            </text:list-item>
            <text:list-item>
              <text:p text:style-name="P12">Ukoliko korisnik nema nalog može da ga kreira unošenjem potrebnih podataka kao što su ime, prezime, email, lozinka(najmanje <text:span text:style-name="T14">6</text:span> karaktera pri čemu je barem jedan broj, veliko slovo i specijalan karakter) i adresu</text:p>
            </text:list-item>
            <text:list-item>
              <text:p text:style-name="P20" loext:marker-style-name="T1"><text:span text:style-name="T2">Nakon slanja zahteva za <text:s/>registraciju, korisnicima na mejl adresu koju su uneli stiže mejl sa jedinstvenim kodom od četiri broja i linkom do stranice za verifikaciju. Na stranici za verifikaciju korisnici mogu da resetuju verifikacioni kod(zatraže slanje novog na imejl). Dozvoljeno je maksimalno 3 greške, nakon čega se zahtev za verifikaciju poništava. </text:span><text:span text:style-name="T4">Kod prestaje da važi nakon 10 minuta</text:span></text:p>
            </text:list-item>
            <text:list-item>
              <text:p text:style-name="P28" loext:marker-style-name="T1"><text:span text:style-name="T4">U</text:span><text:span text:style-name="T3">koliko korisnik nema nalog može se automatski registrovati putem Google-a ili Microsoft-a. U tom slučaju se preuzimaju dostupni podaci koje ovi servisi nude, a ostali podaci kao što je adresa se mogu naknadno popuniti u aplikaciji. Profili koji su registrovani na ovaj način nemaju mogućnost promene lozinke.</text:span></text:p>
              <text:p text:style-name="P28" loext:marker-style-name="T1"><text:soft-page-break/><text:span text:style-name="T3"/></text:p>
              <text:p text:style-name="P20" loext:marker-style-name="T1"><text:span text:style-name="T4"/></text:p>
            </text:list-item>
          </text:list>
        </text:list-item>
        <text:list-item>
          <text:p text:style-name="P21" loext:marker-style-name="T1"><text:span text:style-name="T3">Kupovina karata</text:span></text:p>
          <text:list>
            <text:list-item>
              <text:p text:style-name="P21" loext:marker-style-name="T1"><text:span text:style-name="T7">Nakon što je odabrao željeni polazak korisnik može da kupi kartu za sebe ili više putnika</text:span></text:p>
            </text:list-item>
            <text:list-item>
              <text:p text:style-name="P21" loext:marker-style-name="T1"><text:span text:style-name="T7">Korisniku je prikaza</text:span><text:span text:style-name="T8">na </text:span><text:span text:style-name="T7">cena karte u tokenima, a korisnik prilikom kupovine može da pogleda listu stanica na mapi</text:span></text:p>
            </text:list-item>
            <text:list-item>
              <text:p text:style-name="P21" loext:marker-style-name="T1"><text:span text:style-name="T7">Nakon izvršene kupovine korisniku se skida cena karte sa racuna, a na mejl mu stiže karta koja je u PDF formatu i sadrži jedinstveni QR kod kao </text:span><text:span text:style-name="T9">i spisak putnika</text:span></text:p>
            </text:list-item>
          </text:list>
        </text:list-item>
      </text:list>
      <text:p text:style-name="P22" loext:marker-style-name="T1"><text:span text:style-name="T7"/></text:p>
      <text:list xml:id="list164624597734348" text:continue-numbering="true" text:style-name="L4">
        <text:list-item>
          <text:p text:style-name="P21" loext:marker-style-name="T1"><text:span text:style-name="T3">Kupovina tokena</text:span></text:p>
          <text:list>
            <text:list-item>
              <text:p text:style-name="P23" loext:marker-style-name="T1"><text:span text:style-name="T3">Korisnik može da kupi tokene putem svog PayPal-a</text:span></text:p>
            </text:list-item>
            <text:list-item>
              <text:p text:style-name="P23" loext:marker-style-name="T1"><text:span text:style-name="T3">Korisnik može da vrši pregled istorije svojih transakcija</text:span></text:p>
            </text:list-item>
          </text:list>
        </text:list-item>
      </text:list>
      <text:p text:style-name="P24" loext:marker-style-name="T1"><text:span text:style-name="T3"/></text:p>
      <text:list xml:id="list164624659413994" text:continue-numbering="true" text:style-name="L4">
        <text:list-item>
          <text:p text:style-name="P21" loext:marker-style-name="T1"><text:span text:style-name="T3">Kreiranje linije vožnje</text:span></text:p>
          <text:list>
            <text:list-item>
              <text:p text:style-name="P23" loext:marker-style-name="T1"><text:span text:style-name="T3">Službenik može da kreira novu liniju tako što unosi stanice(max 5 stanica) </text:span><text:span text:style-name="T6">i ostale podatke kao što su datum i vreme i cene za konkretne polaske</text:span></text:p>
            </text:list-item>
            <text:list-item>
              <text:p text:style-name="P25" loext:marker-style-name="T1"><text:span text:style-name="T5">S</text:span><text:span text:style-name="T3">tanice i vozovi se ne kreiraju već se učitavaju iz baze</text:span></text:p>
            </text:list-item>
          </text:list>
        </text:list-item>
      </text:list>
      <text:p text:style-name="P5"/>
      <text:p text:style-name="P3"><text:span text:style-name="T13">Dodatni</text:span> zahtevi:</text:p>
      <text:list xml:id="list519402421" text:style-name="L5">
        <text:list-item>
          <text:p text:style-name="P18">Aplikacija treba da bude dostupna korisnicima 24/7</text:p>
        </text:list-item>
        <text:list-item>
          <text:p text:style-name="P16">Aplikacija treba da validira podatke i na serveru i kod klijenta</text:p>
        </text:list-item>
        <text:list-item>
          <text:p text:style-name="P13">Aplikacija treba da šalje notifikacije u <text:span text:style-name="T10">RealTime-u</text:span></text:p>
        </text:list-item>
        <text:list-item>
          <text:p text:style-name="P13">Potrebno je kreira<text:span text:style-name="T14">ti</text:span> <text:span text:style-name="T10">Python skriptu </text:span>koja <text:span text:style-name="T14">može da otkaže ili odloži(označi polazak kao da kasni) polaske koji se dešavaju u narednih 5h od trenutnog vremena.</text:span></text:p>
        </text:list-item>
        <text:list-item>
          <text:p text:style-name="P16">Kada skripta otkaže ili odloži određeni polazak potrebno je pute<text:span text:style-name="T15">m</text:span> <text:span text:style-name="T10">Kafka message brokera</text:span> obavestiti server aplikacije koji ažurira stanje u bazi i šalje notifikaciju klijentu</text:p>
        </text:list-item>
        <text:list-item>
          <text:p text:style-name="P16">Potrebno je implementirati <text:span text:style-name="T10">WebSocket </text:span>komunikaciju između servera i klijenta</text:p>
        </text:list-item>
      </text:list>
      <text:list text:style-name="L7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2:52:26.840000000</meta:creation-date>
    <dc:date>2023-10-05T16:46:19.531000000</dc:date>
    <meta:editing-duration>P4DT3H54M27S</meta:editing-duration>
    <meta:editing-cycles>7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54" meta:word-count="582" meta:character-count="3617" meta:non-whitespace-character-count="3131"/>
  </office:meta>
</office:document-meta>
</file>